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b887" officeooo:paragraph-rsid="0013b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k :https://trello.com/b/WbXaLVGs/saveplane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22:33:55.175395942</meta:creation-date>
    <dc:date>2020-11-18T22:34:16.724117533</dc:date>
    <meta:editing-duration>PT25S</meta:editing-duration>
    <meta:editing-cycles>1</meta:editing-cycles>
    <meta:document-statistic meta:table-count="0" meta:image-count="0" meta:object-count="0" meta:page-count="1" meta:paragraph-count="1" meta:word-count="2" meta:character-count="46" meta:non-whitespace-character-count="45"/>
    <meta:generator>LibreOffice/6.4.5.2$Linux_X86_64 LibreOffice_project/40$Build-2</meta:generator>
  </office:meta>
</office:document-meta>
</file>